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0000000091900000C190DDDDD5FD87CE04D.jpg" manifest:media-type="image/jpe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2.329cm" fo:min-width="25.183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614cm" fo:min-width="22.00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width="0.05cm" draw:fill="none" draw:textarea-vertical-align="top" draw:auto-grow-height="false" draw:fit-to-size="false" style:shrink-to-fit="false" fo:min-height="7.065cm" fo:min-width="8.23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2cm" fo:min-width="6.80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6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">
        <style:list-level-properties text:space-before="0.017cm" text:min-label-width="0.583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frame draw:style-name="gr1" draw:text-style-name="P1" draw:layer="layout" svg:width="7.387cm" svg:height="3.421cm" svg:x="9.765cm" svg:y="5.924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3" draw:text-style-name="P4" draw:layer="layout" svg:width="25.182cm" svg:height="12.328cm" svg:x="1.471cm" svg:y="1.27cm">
          <text:p xml:id="id1" text:id="id1" text:style-name="P3"><text:span text:style-name="T1">Berpikir Kritis </text:span></text:p>
          <text:p xml:id="id2" text:id="id2" text:style-name="P3"><text:span text:style-name="T1">&amp;</text:span></text:p>
          <text:p xml:id="id3" text:id="id3" text:style-name="P3"><text:span text:style-name="T1">Memahami Argum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xml:id="id4" draw:id="id4" draw:layer="layout" svg:width="3.283cm" svg:height="1.516cm" svg:x="12.065cm" svg:y="11.167cm">
          <draw:image xlink:href="Pictures/10000201000001C6000000D3808D0527107C21D1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_0" draw:style-name="gr4" draw:text-style-name="P4" draw:layer="layout" svg:width="22.007cm" svg:height="2.613cm" svg:x="1.471cm" svg:y="1.27cm">
          <text:p text:style-name="P3"><text:span text:style-name="T2">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283cm" svg:height="1.516cm" svg:x="22.86cm" svg:y="13.07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5" draw:text-style-name="P1" draw:layer="layout" svg:width="6.159cm" svg:height="7.771cm" svg:x="16.51cm" svg:y="3.9cm">
          <draw:image xlink:href="Pictures/100000000000091900000C190DDDDD5FD87CE04D.jpg" xlink:type="simple" xlink:show="embed" xlink:actuate="onLoad" loext:mime-type="image/jpeg">
            <text:p/>
          </draw:image>
        </draw:frame>
        <draw:custom-shape draw:name="CustomShape 2_1" draw:style-name="gr6" draw:text-style-name="P6" draw:layer="layout" svg:width="8.736cm" svg:height="7.314cm" svg:x="4.582cm" svg:y="4.449cm">
          <text:list text:style-name="L3">
            <text:list-item>
              <text:p xml:id="id5" text:id="id5" text:style-name="P5"><text:span text:style-name="T3">Definition</text:span></text:p>
            </text:list-item>
            <text:list-item>
              <text:p xml:id="id6" text:id="id6" text:style-name="P5"><text:span text:style-name="T3">Importance</text:span></text:p>
            </text:list-item>
            <text:list-item>
              <text:p xml:id="id7" text:id="id7" text:style-name="P5"><text:span text:style-name="T3">Mindset</text:span></text:p>
            </text:list-item>
            <text:list-item>
              <text:p xml:id="id8" text:id="id8" text:style-name="P5"><text:span text:style-name="T3">The Bias</text:span></text:p>
            </text:list-item>
            <text:list-item>
              <text:p xml:id="id9" text:id="id9" text:style-name="P5"><text:span text:style-name="T3">Argume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7" draw:text-style-name="P8" draw:layer="layout" svg:width="7.3cm" svg:height="0.801cm" svg:x="2.855cm" svg:y="13.799cm">
          <text:p text:style-name="P7"><text:span text:style-name="T4">Help everyone to </text:span><text:span text:style-name="T5">learn </text:span><text:span text:style-name="T6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frame draw:style-name="gr1" draw:text-style-name="P1" draw:layer="layout" svg:width="7.387cm" svg:height="3.421cm" svg:x="9.765cm" svg:y="5.924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1:20:02.704913192</meta:creation-date>
    <dc:date>2021-12-29T11:20:53.303333080</dc:date>
    <meta:editing-duration>PT51S</meta:editing-duration>
    <meta:editing-cycles>1</meta:editing-cycles>
    <meta:document-statistic meta:object-count="46"/>
    <meta:generator>LibreOffice/6.4.7.2$Linux_X86_64 LibreOffice_project/40$Build-2</meta:generator>
  </office:meta>
</office:document-meta>
</file>